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7.12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96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10.1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fit-to-size="false" style:shrink-to-fit="false"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T Protocol Binding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Overview of Issues and Next Work Items</text:p>
            <text:p/>
            <text:p>Ege Korkan, Siemens AG</text:p>
            <text:p><text:a xlink:href="https://twitter.com/egekorkan" xlink:type="simple">@egekorkan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al of Protocol Binding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What is everyone expecting from Protocol Bindings?</text:span></text:p>
            <text:list text:style-name="L2">
              <text:list-item>
                <text:p><text:span text:style-name="T1"><text:a xlink:href="https://github.com/w3c/wot-binding-templates/issues/6" xlink:type="simple">Issue 6</text:a></text:span><text:span text:style-name="T1"><text:s/>and </text:span><text:span text:style-name="T1"><text:a xlink:href="https://github.com/w3c/wot-binding-templates/issues/3" xlink:type="simple">Issue 3</text:a></text:span></text:p>
              </text:list-item>
            </text:list>
            <text:p><text:span text:style-name="T1"/></text:p>
            <text:p><text:span text:style-name="T1">My view: How does an interaction minus forms translate to for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rest Overview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1">The </text:span><text:span text:style-name="T1"><text:a xlink:href="https://github.com/w3c/wot-binding-templates/issues/1" xlink:type="simple">first issue</text:a></text:span><text:span text:style-name="T1"><text:s/>was created to collect the interest in protocols</text:span></text:p>
            <text:list text:style-name="L2">
              <text:list-item>
                <text:p><text:span text:style-name="T1">Different protocols to support</text:span></text:p>
              </text:list-item>
              <text:list-item>
                <text:p><text:span text:style-name="T2">Different use cases of the pub-sub pattern</text:span></text:p>
                <text:p><text:span text:style-name="T2"/></text:p>
              </text:list-item>
            </text:list>
            <text:p><text:span text:style-name="T1">Are these lists still relevant?</text:span></text:p>
            <text:p><text:span text:style-name="T3">Aiming only vanilla MQTT, CoAP and HTT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types of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yload</text:p>
              </text:list-item>
              <text:list-item>
                <text:p>Concrete Protocol</text:p>
              </text:list-item>
              <text:list-item>
                <text:p>Pseudo-protocol</text:p>
              </text:list-item>
              <text:list-item>
                <text:p>Others (mostly editorial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yload Typ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XML conversion = done</text:span></text:p>
              </text:list-item>
              <text:list-item>
                <text:p><text:span text:style-name="T1">CBOR = Not done, </text:span><text:span text:style-name="T1"><text:a xlink:href="https://github.com/w3c/wot-binding-templates/issues/8" xlink:type="simple">Issue 8</text:a></text:span></text:p>
              </text:list-item>
              <text:list-item>
                <text:p><text:span text:style-name="T1">Other conversions?</text:span></text:p>
                <text:list>
                  <text:list-item>
                    <text:p><text:span text:style-name="T1">EXI</text:span></text:p>
                  </text:list-item>
                  <text:list-item>
                    <text:p><text:span text:style-name="T1">text/plain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7.62cm" svg:height="4.826cm" svg:x="19.304cm" svg:y="7.874cm">
          <text:p text:style-name="P4">We need more</text:p>
          <text:p text:style-name="P4">Experimentation on XML </text:p>
          <text:p text:style-name="P4">convers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rete Protoco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QTT, describing connection to broker, </text:span><text:span text:style-name="T1"><text:a xlink:href="https://github.com/w3c/wot-binding-templates/issues/14" xlink:type="simple">Issue 14</text:a></text:span></text:p>
              </text:list-item>
              <text:list-item>
                <text:p><text:span text:style-name="T1">MQTT Binding Vocabulary: Issues </text:span><text:span text:style-name="T1"><text:a xlink:href="https://github.com/w3c/wot-binding-templates/issues/46" xlink:type="simple">46</text:a></text:span><text:span text:style-name="T1">, </text:span><text:span text:style-name="T1"><text:a xlink:href="https://github.com/w3c/wot-binding-templates/issues/72" xlink:type="simple">72</text:a></text:span><text:span text:style-name="T1">, </text:span><text:span text:style-name="T1"><text:a xlink:href="https://github.com/w3c/wot-binding-templates/issues/74" xlink:type="simple">74</text:a></text:span><text:span text:style-name="T1">, </text:span><text:span text:style-name="T1"><text:a xlink:href="https://github.com/w3c/wot-binding-templates/issues/78" xlink:type="simple">78</text:a></text:span></text:p>
              </text:list-item>
              <text:list-item>
                <text:p><text:span text:style-name="T1">CoAP Multicasting: </text:span><text:span text:style-name="T1"><text:a xlink:href="https://github.com/w3c/wot-binding-templates/issues/43" xlink:type="simple">Issue 43</text:a></text:span></text:p>
              </text:list-item>
              <text:list-item>
                <text:p><text:span text:style-name="T1">CoAP Method Name: number, word etc.: </text:span><text:span text:style-name="T1"><text:a xlink:href="https://github.com/w3c/wot-binding-templates/issues/47" xlink:type="simple">Issue 47</text:a></text:span></text:p>
              </text:list-item>
              <text:list-item>
                <text:p><text:span text:style-name="T1">CoAP payload size for blockwise transfers: </text:span><text:span text:style-name="T1"><text:a xlink:href="https://github.com/w3c/wot-binding-templates/issues/49" xlink:type="simple">Issue 49</text:a></text:span></text:p>
              </text:list-item>
              <text:list-item>
                <text:p><text:span text:style-name="T1">OPC-UA: </text:span><text:span text:style-name="T1"><text:a xlink:href="https://github.com/w3c/wot-binding-templates/issues/42" xlink:type="simple">Issue 42</text:a></text:span></text:p>
              </text:list-item>
            </text:list>
          </draw:text-box>
        </draw:frame>
        <draw:custom-shape draw:style-name="gr3" draw:text-style-name="P4" draw:layer="layout" svg:width="6.096cm" svg:height="2.54cm" svg:x="0.508cm" svg:y="0.508cm">
          <text:p text:style-name="P4">Get IETF CoAP test </text:p>
          <text:p text:style-name="P4">Server and clients in </text:p>
          <text:p text:style-name="P4">F2F Singapo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seudo-Protoc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eracting with interaction results: <text:a xlink:href="https://github.com/w3c/wot-binding-templates/issues/15" xlink:type="simple">Issue 15</text:a></text:p>
              </text:list-item>
              <text:list-item>
                <text:p>Defining Webhook: <text:a xlink:href="https://github.com/w3c/wot-binding-templates/issues/40" xlink:type="simple">Issue 40</text:a></text:p>
              </text:list-item>
              <text:list-item>
                <text:p>Web Thing Protocol from Mozilla Proposal</text:p>
                <text:list>
                  <text:list-item>
                    <text:p>CoAP over WS</text:p>
                  </text:list-item>
                </text:list>
              </text:list-item>
              <text:list-item>
                <text:p>Arena Webhub → websockets, s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seudo-Protoco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4"><text:a xlink:href="https://github.com/w3c/wot-binding-templates/issues/2" xlink:type="simple">Issue 2</text:a></text:span></text:p>
            <text:p>Mapping read, write to protocols but there is also a mention of updating and deleting. Why these were not taken into consideration? For example:</text:p>
            <text:p><text:span text:style-name="T4">"Update task:" is mapped to "PUT (on handle resource)"</text:span></text:p>
            <text:p><text:span text:style-name="T4">"Cancel task" is mapped to "DELETE (on handle resource)"</text:span></text:p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views from Michael Lagally: <text:a xlink:href="https://github.com/w3c/wot-binding-templates/issues/21" xlink:type="simple">Issue 21</text:a></text:p>
                <text:list>
                  <text:list-item>
                    <text:p>Seems to have still relevant issues</text:p>
                  </text:list-item>
                </text:list>
              </text:list-item>
              <text:list-item>
                <text:p>(Easy) Meaning of Platform: <text:a xlink:href="https://github.com/w3c/wot-binding-templates/issues/53" xlink:type="simple">Issue 53</text:a></text:p>
              </text:list-item>
              <text:list-item>
                <text:p>(Easy) Read/WriteXproperties: <text:a xlink:href="https://github.com/w3c/wot-binding-templates/issues/59" xlink:type="simple">Issue 59</text:a></text:p>
              </text:list-item>
              <text:list-item>
                <text:p>(Easy-ish) Restructuring introduction: <text:a xlink:href="https://github.com/w3c/wot-binding-templates/issues/62" xlink:type="simple">Issue 62</text:a></text:p>
              </text:list-item>
              <text:list-item>
                <text:p>(Easy) Restructucturing Vocabulary Tables: <text:a xlink:href="https://github.com/w3c/wot-binding-templates/issues/73" xlink:type="simple">Issue 73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Work Items</text:p>
          </draw:text-box>
        </draw:frame>
        <draw:frame presentation:style-name="pr4" draw:layer="layout" svg:width="25.199cm" svg:height="9.134cm" svg:x="1.4cm" svg:y="3.685cm" presentation:class="outline">
          <draw:text-box>
            <text:p>Publishing or not?</text:p>
            <text:p>Will be published since the current working draft has old TDs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Work Items</text:p>
          </draw:text-box>
        </draw:frame>
        <draw:frame presentation:style-name="pr4" draw:layer="layout" svg:width="25.199cm" svg:height="9.134cm" svg:x="1.4cm" svg:y="3.685cm" presentation:class="outline">
          <draw:text-box>
            <text:p>Ege: I will do editorial Issues, MQTT Binding</text:p>
            <text:p>I need help with OPC-UA, CoAP and CBOR</text:p>
            <text:p/>
            <text:p>We need discussion on behavior description</text:p>
            <text:p/>
          </draw:text-box>
        </draw:frame>
        <draw:custom-shape draw:style-name="gr4" draw:text-style-name="P4" draw:layer="layout" svg:width="10.668cm" svg:height="3.81cm" svg:x="16.002cm" svg:y="11.43cm">
          <text:p text:style-name="P4">For CoAP and CBOR, we should</text:p>
          <text:p text:style-name="P4">Get the opinion of the experts in</text:p>
          <text:p text:style-name="P4">IETF meeting in Singapore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7T07:41:07.482618534</meta:creation-date>
    <dc:date>2019-09-20T04:07:03.448102346</dc:date>
    <meta:editing-duration>PT4H30M3S</meta:editing-duration>
    <meta:editing-cycles>35</meta:editing-cycles>
    <meta:generator>LibreOffice/6.3.1.2$Linux_X86_64 LibreOffice_project/30$Build-2</meta:generator>
    <meta:document-statistic meta:object-count="68"/>
  </office:meta>
</office:document-meta>
</file>